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4"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25"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26"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7"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8"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29"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0"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1"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2"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3"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4"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35"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36" style:family="paragraph" style:parent-style-name="Text_20_body">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P37"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38" style:family="paragraph" style:parent-style-name="Table_20_Contents">
      <style:paragraph-properties fo:text-align="center" style:justify-single-word="false"/>
      <style:text-properties officeooo:rsid="002a4327" officeooo:paragraph-rsid="002a4327"/>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2a860f" officeooo:paragraph-rsid="002a860f"/>
    </style:style>
    <style:style style:name="P41" style:family="paragraph" style:parent-style-name="Table_20_Contents">
      <style:paragraph-properties fo:text-align="start" style:justify-single-word="false"/>
      <style:text-properties fo:font-weight="bold" officeooo:rsid="002a4327" officeooo:paragraph-rsid="002a4327" style:font-weight-asian="bold" style:font-weight-complex="bold"/>
    </style:style>
    <style:style style:name="P42" style:family="paragraph" style:parent-style-name="Table_20_Contents">
      <style:paragraph-properties fo:text-align="center" style:justify-single-word="false"/>
      <style:text-properties fo:font-weight="bold" officeooo:rsid="002a4327" officeooo:paragraph-rsid="002a4327" style:font-weight-asian="bold" style:font-weight-complex="bold"/>
    </style:style>
    <style:style style:name="P43" style:family="paragraph" style:parent-style-name="Table_20_Contents">
      <style:paragraph-properties fo:text-align="center" style:justify-single-word="false"/>
      <style:text-properties fo:font-weight="bold" officeooo:rsid="002a860f" officeooo:paragraph-rsid="002a860f" style:font-weight-asian="bold" style:font-weight-complex="bold"/>
    </style:style>
    <style:style style:name="P44"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45" style:family="paragraph" style:parent-style-name="Text_20_body">
      <style:text-properties fo:font-style="normal" fo:font-weight="bold" officeooo:rsid="0034f70c" officeooo:paragraph-rsid="0034f70c" style:font-style-asian="normal" style:font-weight-asian="bold" style:font-style-complex="normal" style:font-weight-complex="bold"/>
    </style:style>
    <style:style style:name="P46" style:family="paragraph" style:parent-style-name="Text_20_body">
      <style:text-properties officeooo:rsid="0034f70c" officeooo:paragraph-rsid="0034f70c"/>
    </style:style>
    <style:style style:name="P47" style:family="paragraph" style:parent-style-name="Heading_20_2">
      <style:paragraph-properties fo:break-before="page"/>
      <style:text-properties fo:language="zxx" fo:country="none" style:language-asian="zxx" style:country-asian="none" style:language-complex="zxx" style:country-complex="none"/>
    </style:style>
    <style:style style:name="P48" style:family="paragraph" style:parent-style-name="Heading_20_2">
      <style:text-properties fo:language="zxx" fo:country="none" style:language-asian="zxx" style:country-asian="none" style:language-complex="zxx" style:country-complex="none"/>
    </style:style>
    <style:style style:name="P49" style:family="paragraph" style:parent-style-name="Heading_20_2" style:list-style-name="">
      <style:text-properties fo:language="zxx" fo:country="none" style:language-asian="zxx" style:country-asian="none" style:language-complex="zxx" style:country-complex="none"/>
    </style:style>
    <style:style style:name="P50" style:family="paragraph" style:parent-style-name="Heading_20_3" style:list-style-name="">
      <style:text-properties fo:language="zxx" fo:country="none" style:language-asian="zxx" style:country-asian="none" style:language-complex="zxx" style:country-complex="none"/>
    </style:style>
    <style:style style:name="P51" style:family="paragraph" style:parent-style-name="Heading_20_3">
      <style:text-properties fo:language="zxx" fo:country="none" style:language-asian="zxx" style:country-asian="none" style:language-complex="zxx" style:country-complex="none"/>
    </style:style>
    <style:style style:name="P52" style:family="paragraph" style:parent-style-name="Heading_20_3">
      <style:paragraph-properties fo:break-before="page"/>
    </style:style>
    <style:style style:name="P53" style:family="paragraph" style:parent-style-name="Heading_20_4">
      <style:text-properties fo:language="zxx" fo:country="none" style:language-asian="zxx" style:country-asian="none" style:language-complex="zxx" style:country-complex="none"/>
    </style:style>
    <style:style style:name="P54" style:family="paragraph" style:parent-style-name="Heading_20_4" style:list-style-name="">
      <style:text-properties fo:language="zxx" fo:country="none" style:language-asian="zxx" style:country-asian="none" style:language-complex="zxx" style:country-complex="none"/>
    </style:style>
    <style:style style:name="P55"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6"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7"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58"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5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6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2"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3"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4"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5"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6"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7" style:family="paragraph" style:parent-style-name="Text_20_body" style:list-style-name="">
      <style:text-properties fo:language="zxx" fo:country="none" style:language-asian="zxx" style:country-asian="none" style:language-complex="zxx" style:country-complex="none"/>
    </style:style>
    <style:style style:name="P68"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69" style:family="paragraph" style:parent-style-name="Text_20_body">
      <style:text-properties fo:language="zxx" fo:country="none" style:language-asian="zxx" style:country-asian="none" style:language-complex="zxx" style:country-complex="none"/>
    </style:style>
    <style:style style:name="P70"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1"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2"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3"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74"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75"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76"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7"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8"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9" style:family="paragraph">
      <loext:graphic-properties draw:fill="none" draw:fill-color="#ffffff"/>
      <style:paragraph-properties style:writing-mode="lr-tb"/>
    </style:style>
    <style:style style:name="P80" style:family="paragraph">
      <style:paragraph-properties fo:text-align="center"/>
    </style:style>
    <style:style style:name="P81"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fo:font-style="normal" officeooo:rsid="0036d9c8" style:font-style-asian="normal" style:font-style-complex="normal"/>
    </style:style>
    <style:style style:name="T28"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1"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2" style:family="text">
      <style:text-properties style:font-name="Liberation Sans" fo:font-size="13pt" fo:language="zxx" fo:country="none" fo:font-style="normal" fo:font-weight="bold" officeooo:rsid="00382992"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3" style:family="text">
      <style:text-properties style:font-name="Liberation Sans" fo:font-size="13pt" fo:language="zxx" fo:country="none" fo:font-style="normal" fo:font-weight="normal" officeooo:rsid="00382992" style:font-name-asian="Noto Sans CJK SC" style:font-size-asian="13pt" style:language-asian="zxx" style:country-asian="none" style:font-style-asian="normal" style:font-weight-asian="normal" style:font-name-complex="Lohit Devanagari1" style:font-size-complex="13pt" style:language-complex="zxx" style:country-complex="none" style:font-style-complex="normal" style:font-weight-complex="normal"/>
    </style:style>
    <style:style style:name="T34" style:family="text">
      <style:text-properties style:font-name="Liberation Sans" officeooo:rsid="00279c70" style:font-name-asian="Noto Sans CJK SC" style:font-name-complex="Lohit Devanagari1"/>
    </style:style>
    <style:style style:name="T35" style:family="text">
      <style:text-properties style:font-name="Liberation Sans" officeooo:rsid="002a4327" style:font-name-asian="Noto Sans CJK SC" style:font-name-complex="Lohit Devanagari1"/>
    </style:style>
    <style:style style:name="T3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7" style:family="text">
      <style:text-properties officeooo:rsid="002a4327"/>
    </style:style>
    <style:style style:name="T38" style:family="text">
      <style:text-properties officeooo:rsid="002c0b64"/>
    </style:style>
    <style:style style:name="T39" style:family="text">
      <style:text-properties officeooo:rsid="002e3766"/>
    </style:style>
    <style:style style:name="T40" style:family="text">
      <style:text-properties officeooo:rsid="002f3ba6"/>
    </style:style>
    <style:style style:name="T41" style:family="text">
      <style:text-properties officeooo:rsid="003029bc"/>
    </style:style>
    <style:style style:name="T42" style:family="text">
      <style:text-properties officeooo:rsid="0031643d"/>
    </style:style>
    <style:style style:name="T43" style:family="text">
      <style:text-properties officeooo:rsid="0031c28b"/>
    </style:style>
    <style:style style:name="T44" style:family="text">
      <style:text-properties officeooo:rsid="003308b2"/>
    </style:style>
    <style:style style:name="T45" style:family="text">
      <style:text-properties style:font-name="Liberation Serif" fo:font-size="13pt" fo:language="zxx" fo:country="none" fo:font-style="normal" fo:font-weight="normal" officeooo:rsid="00382992" style:font-name-asian="Noto Sans CJK SC" style:font-size-asian="13pt" style:language-asian="zxx" style:country-asian="none" style:font-style-asian="normal" style:font-weight-asian="normal" style:font-name-complex="Lohit Devanagari1" style:font-size-complex="13pt" style:language-complex="zxx" style:country-complex="none" style:font-style-complex="normal" style:font-weight-complex="normal"/>
    </style:style>
    <style:style style:name="T46"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3"/>
      <text:h text:style-name="P47"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0863499" text:style-name="L1">
        <text:list-item>
          <text:p text:style-name="P55"><text:span text:style-name="T1">Fiabilidade</text:span><text:span text:style-name="T6">: Compartir recursos e permite telos replicados, </text:span><text:span text:style-name="T7">aumenta a tolerancia a erros e perdas no sistema, ao ter máis dunha fonte para os recursos.</text:span></text:p>
          <text:p text:style-name="P59"><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5"><text:span text:style-name="T1">Aforro económico</text:span><text:span text:style-name="T6">: </text:span></text:p>
          <text:p text:style-name="P60"><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6"><text:soft-page-break/><text:span text:style-name="T1">Comunicación</text:span><text:span text:style-name="T6">: As redes é un dos máis poderosos medios de comunicación.</text:span></text:p>
        </text:list-item>
        <text:list-item>
          <text:p text:style-name="P56"><text:span text:style-name="T1">Escalabilidade</text:span><text:span text:style-name="T6">: Facilitan o crecemento e a adaptación da organización, ás necesidades crecentes de capacidade e rendemento provocadas polo mercado</text:span></text:p>
        </text:list-item>
        <text:list-item>
          <text:p text:style-name="P56"><text:span text:style-name="T1">Dispoñibilidade</text:span><text:span text:style-name="T6">: Hai dispoñibilidade para calquera usuario sen importar a súa localización.</text:span></text:p>
        </text:list-item>
        <text:list-item>
          <text:p text:style-name="P56"><text:span text:style-name="T1">Repartición da carga do traballo</text:span><text:span text:style-name="T6">: Aliviase a carga do traballo nos equipos que actúan como clientes á vez que se reduce o tráfico na rede.</text:span></text:p>
          <text:p text:style-name="P61"><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6"><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3" text:outline-level="4"/>
      <text:h text:style-name="P54" text:outline-level="4"/>
      <text:h text:style-name="P67" text:outline-level="4"/>
      <text:h text:style-name="P67" text:outline-level="4"/>
      <text:h text:style-name="P53" text:outline-level="4" text:is-list-header="true"/>
      <text:h text:style-name="P48" text:outline-level="2">2. Aplicación dunha rede de computadores</text:h>
      <text:p text:style-name="P18"/>
      <text:p text:style-name="P5">Usos máis habituais:</text:p>
      <text:list xml:id="list1036600700" text:style-name="L2">
        <text:list-item>
          <text:p text:style-name="P57"><text:span text:style-name="T1">Acceso a recursos físicos</text:span><text:span text:style-name="T6">: impresoras, módems...</text:span></text:p>
        </text:list-item>
        <text:list-item>
          <text:p text:style-name="P57"><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57"><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57"><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58"><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48" text:outline-level="2"/>
      <text:h text:style-name="P48" text:outline-level="2">3. Tipos de redes</text:h>
      <text:p text:style-name="P8"><text:tab/>Clasificadas na súa amplitude xeográfica temos tres tipos:</text:p>
      <text:p text:style-name="P8"/>
      <text:h text:style-name="P51"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1365280577" text:style-name="L3">
        <text:list-item>
          <text:p text:style-name="P62">Altas velocidades de transmisión</text:p>
        </text:list-item>
        <text:list-item>
          <text:p text:style-name="P62">Poucos usuarios</text:p>
        </text:list-item>
        <text:list-item>
          <text:p text:style-name="P62">Gran fiabilidade e baixa taxa de erros</text:p>
        </text:list-item>
        <text:list-item>
          <text:p text:style-name="P62">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1"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1"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8"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1304929754" text:style-name="L4">
        <text:list-item>
          <text:p text:style-name="P70">Custo<text:span text:style-name="T5">: A rede debe adaptarse ás necesidades da organización, unha infrautilización dunha rede pode ser tan perxudicial economicamente como non tela.</text:span></text:p>
        </text:list-item>
        <text:list-item>
          <text:p text:style-name="P70">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70">Mantenemento<text:span text:style-name="T5">: O deseño debe facilitar a supervisión, administración, detección e reparación de erros, así como calquera tarefa relacionada coa xestión e actualización da rede.</text:span></text:p>
        </text:list-item>
        <text:list-item>
          <text:p text:style-name="P70"><text:soft-page-break/>Distribución xeográfica:<text:span text:style-name="T5"> Ter en conta a localización física dos elementos a interconectar.</text:span></text:p>
        </text:list-item>
      </text:list>
      <text:p text:style-name="P25"/>
      <text:h text:style-name="P51" text:outline-level="3"><text:tab/><text:span text:style-name="T11">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4257376639" text:style-name="L5">
        <text:list-item>
          <text:p text:style-name="P71">Centralizado<text:span text:style-name="T5">: Deséñase un controlador que conceda o acceso á rede, cando unha estación desexa transmitir, ten que esperar a que o controlador lle de permiso.</text:span></text:p>
        </text:list-item>
        <text:list-item>
          <text:p text:style-name="P71">Descentralizado<text:span text:style-name="T5">: As tarefas repártense entre as estacións que comparten o medio</text:span></text:p>
        </text:list-item>
      </text:list>
      <text:p text:style-name="P28"><text:tab/>A centralizada permitee que a lóxica de cada nodo sexa máis simple, pero xera un punto vulnerable a erros.</text:p>
      <text:p text:style-name="P28"><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53" text:outline-level="4"/>
      <text:h text:style-name="P51" text:outline-level="3"><text:tab/>4.2 Topoloxía punto a punto total</text:h>
      <text:p text:style-name="P20"><text:tab/>Existe un ligazón independente que une cada nodo con todos os demais. As súas vantaxes son:</text:p>
      <text:list xml:id="list134641518" text:style-name="L6">
        <text:list-item>
          <text:p text:style-name="P68">Non necesitan algoritmos de encamiñamento nin de obtención de rutas óptimas</text:p>
        </text:list-item>
        <text:list-item>
          <text:p text:style-name="P68">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1" text:outline-level="3"><text:tab/>4.3 Topoloxía de bus</text:h>
      <text:p text:style-name="P20"><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3">Vantaxes</text:span><text:span text:style-name="T6">:</text:span></text:p>
      <text:list xml:id="list1187339642" text:style-name="L7">
        <text:list-item>
          <text:p text:style-name="P74">Facilidade para a conexión de novos nodos</text:p>
        </text:list-item>
        <text:list-item>
          <text:p text:style-name="P74"><text:soft-page-break/>Cableado reducido e sinxelo</text:p>
        </text:list-item>
        <text:list-item>
          <text:p text:style-name="P74">Salvo no cable central, un erro non deixaria inoperativa toda a rede</text:p>
          <text:p text:style-name="P72"><text:span text:style-name="T1">Inconvenintes</text:span><text:span text:style-name="T6">:</text:span></text:p>
        </text:list-item>
        <text:list-item>
          <text:p text:style-name="P74">Erro no cable principal provoca que a rede sexa inoperante</text:p>
        </text:list-item>
        <text:list-item>
          <text:p text:style-name="P74">Detección de problemas complexa</text:p>
        </text:list-item>
        <text:list-item>
          <text:p text:style-name="P74">Seguridade de información baixa xa que un bus é facilmente ponteable.</text:p>
        </text:list-item>
      </text:list>
      <text:p text:style-name="P30"><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0"/>
      <text:p text:style-name="P30"/>
      <text:p text:style-name="P30"/>
      <text:p text:style-name="P31"><text:tab/>Precisase un método para indicar a quen vai dirixida a información e un mecanismo para evitar que dous equipos transmitan información (ao bus) simultaneamente posto que se solaparia a información. Control--transmitir periodos longos.</text:p>
      <text:p text:style-name="P31">Exemplo transmisión:</text:p>
      <text:p text:style-name="P31"><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0"/>
      <text:p text:style-name="P30"/>
      <text:p text:style-name="P30"/>
      <text:p text:style-name="P30"/>
      <text:p text:style-name="P30"/>
      <text:p text:style-name="P31"><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0"/>
      <text:p text:style-name="P30"/>
      <text:p text:style-name="P30"/>
      <text:p text:style-name="P31"><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0"/>
      <text:p text:style-name="P30"/>
      <text:p text:style-name="P30"/>
      <text:h text:style-name="P51" text:outline-level="3"><text:soft-page-break/><text:tab/>4.4 Topoloxía en estrela</text:h>
      <text:p text:style-name="P32"><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33"><text:tab/>Ethernet e LocalTalk soportan esta topoloxía. Sempre que se quera establecer comunicación entre os dous nodos, a información pasa polo punto central (concentrador).</text:p>
      <text:p text:style-name="P33"><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3"><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331071425" text:style-name="L8">
        <text:list-item>
          <text:p text:style-name="P76">Topoloxía en estrela pasiva: O punto central é un hub pasivo (simple dispositivo con moitos portos de entrada).</text:p>
        </text:list-item>
        <text:list-item>
          <text:p text:style-name="P76">Topoloxía de estrela activa: O hub realiza tarefas de repetidor e rexenerador de sinal. (Podese encargar da realización e analise de estatísticas para mellorar o rendemento da rede).</text:p>
        </text:list-item>
      </text:list>
      <text:p text:style-name="P33">Vantaxes topoloxía en estrela:</text:p>
      <text:list xml:id="list579796870" text:style-name="L9">
        <text:list-item>
          <text:p text:style-name="P77">Facilidade para a instalación e mantemento</text:p>
        </text:list-item>
        <text:list-item>
          <text:p text:style-name="P77">Posibilidade de desconexión dos elementos sen afectar o resto de equipos</text:p>
        </text:list-item>
        <text:list-item>
          <text:p text:style-name="P77">Facilidade para detenccíon e reparación de erros</text:p>
        </text:list-item>
        <text:list-item>
          <text:p text:style-name="P77">Aproveita o cableado existente nos edificios</text:p>
        </text:list-item>
      </text:list>
      <text:p text:style-name="P33">Desvantaxes:</text:p>
      <text:list xml:id="list3739102422" text:style-name="L10">
        <text:list-item>
          <text:p text:style-name="P78">Custo máis elevado ca topoloxía en bus, xa que require maior cableado, de maior complexidade e cun custo adicional ao ser necesario un conmutador ou concentrador</text:p>
        </text:list-item>
        <text:list-item>
          <text:p text:style-name="P78">Fallo nu hub--inutilización da rede</text:p>
        </text:list-item>
        <text:list-item>
          <text:p text:style-name="P78">Lóxica do concentrador pode ser complexa</text:p>
        </text:list-item>
      </text:list>
      <text:p text:style-name="P33"><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3"/>
      <text:p text:style-name="P33"/>
      <text:p text:style-name="P33"/>
      <text:p text:style-name="P33"/>
      <text:p text:style-name="P33"/>
      <text:h text:style-name="P51"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642385319" text:style-name="L11">
        <text:list-item>
          <text:p text:style-name="P63">Rompese o anel, paralízase a rede</text:p>
        </text:list-item>
        <text:list-item>
          <text:p text:style-name="P63">Instalación e mantemento máis complexas cas topoloxías anteriores.</text:p>
        </text:list-item>
        <text:list-item>
          <text:p text:style-name="P63">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51995308" text:style-name="L12">
        <text:list-item>
          <text:p text:style-name="P64">Confirmacións automáticas</text:p>
        </text:list-item>
        <text:list-item>
          <text:p text:style-name="P64">Direccioamento múltiple <text:span text:style-name="T24">(paquete pode ser enviado a multiples direccións)</text:span></text:p>
        </text:list-item>
      </text:list>
      <text:p text:style-name="P16"/>
      <text:p text:style-name="P24">Labores importantes dun repetidor<text:span text:style-name="T5">:</text:span></text:p>
      <text:list xml:id="list1046721987" text:style-name="L13">
        <text:list-item>
          <text:p text:style-name="P65">Análise de patróns<text:span text:style-name="T25">: Cando chega un paquete ten que examinalo</text:span><text:span text:style-name="T27"> para comprobar que a direccion que leva asociada é a do equipo, se non o é, esa trama debe ser eliminada</text:span></text:p>
        </text:list-item>
        <text:list-item>
          <text:p text:style-name="P66">Envío<text:span text:style-name="T25">: No caso de que a información que circula polo anel teña como destinatario o equipo conectado ao repetidor, este debe proporcionarlla.</text:span></text:p>
        </text:list-item>
        <text:list-item>
          <text:p text:style-name="P66">Modificación<text:span text:style-name="T25">: Para facilitar os procesos de control, é necesario que algúns paquetes sufran modificacións a medida que circulan polo anel.</text:span></text:p>
        </text:list-item>
      </text:list>
      <text:p text:style-name="P14"/>
      <text:p text:style-name="P11">Topoloxia arbore: no</text:p>
      <text:p text:style-name="P35"/>
      <text:p text:style-name="P35"/>
      <text:h text:style-name="P49" text:outline-level="2"/>
      <text:h text:style-name="P47" text:outline-level="2">6. Medios de transmisi<text:span text:style-name="T36">ón</text:span></text:h>
      <text:p text:style-name="P35"/>
      <text:h text:style-name="P51" text:outline-level="3"><text:span text:style-name="T21"><text:tab/></text:span><text:span text:style-name="T16">6.2 </text:span>Par trenzado</text:h>
      <text:p text:style-name="P13"><draw:path text:anchor-type="paragraph" draw:z-index="9" draw:name="Curva de Bézier 1" draw:style-name="gr9" draw:text-style-name="P81" svg:width="9.425cm" svg:height="7.092cm" draw:transform="skewX (5.57183398956972E-017) rotate (0.724660705428046) translate (2.58937459533527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80" svg:width="10.294cm" svg:height="5.513cm" draw:transform="rotate (-0.591666616426078) translate (5.71552769373616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79" svg:width="2.192cm" svg:height="1.486cm" svg:x="0.875cm" svg:y="4.641cm"><draw:text-box><text:p>2,5V<text:tab/>+V</text:p><text:p>-2,5V<text:tab/>-V</text:p></draw:text-box></draw:frame><draw:path text:anchor-type="paragraph" draw:z-index="12" draw:name="Curva de Bézier 3" draw:style-name="gr2" draw:text-style-name="P80" svg:width="1.741cm" svg:height="1.291cm" draw:transform="rotate (2.90213348021617) translate (7.19074337335595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80"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80"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80"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80"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80" svg:width="0.305cm" svg:height="0.011cm" draw:transform="rotate (0.36634460999361) translate (6.17979938193025cm 4.69110005065974cm)" svg:viewBox="0 0 306 12" draw:points="0,12 288,0 306,7"><text:p/></draw:polyline><draw:polyline text:anchor-type="paragraph" draw:z-index="18" draw:name="Línea poligonal con 3 vértices 5" draw:style-name="gr2" draw:text-style-name="P80"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80" svg:width="0.124cm" svg:height="0.906cm" svg:x="7.338cm" svg:y="4.928cm" svg:viewBox="0 0 125 907" svg:d="M93 0c119 236-139 423-56 661l-37 228v18"><text:p/></draw:path><draw:polyline text:anchor-type="paragraph" draw:z-index="20" draw:name="Línea poligonal con 4 vértices 2" draw:style-name="gr2" draw:text-style-name="P80" svg:width="0.54cm" svg:height="0.037cm" draw:transform="rotate (-1.74096592886434) translate (7.48596221825985cm 6.46211976688963cm)" svg:viewBox="0 0 541 38" draw:points="0,16 208,0 420,1 541,38"><text:p/></draw:polyline><draw:polyline text:anchor-type="paragraph" draw:z-index="21" draw:name="Línea poligonal con 4 vértices 3" draw:style-name="gr2" draw:text-style-name="P80"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79" svg:width="2.987cm" svg:height="2.849cm" svg:x="14.444cm" svg:y="4.059cm"><draw:text-box><text:p>+V<text:tab/>3V</text:p><text:p/><text:p><text:tab/><text:tab/>+V -V =0</text:p><text:p/><text:p>-V<text:tab/>3V</text:p></draw:text-box></draw:frame><draw:frame text:anchor-type="paragraph" draw:z-index="23" draw:name="Marco de texto 3" draw:style-name="gr5" draw:text-style-name="P79"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79" svg:width="4.818cm" svg:height="0.976cm" svg:x="3.672cm" svg:y="8.393cm"><draw:text-box><text:p>Hai valor de erro de +-1,5</text:p></draw:text-box></draw:frame><draw:path text:anchor-type="paragraph" draw:z-index="26" draw:name="Curva de Bézier 5" draw:style-name="gr2" draw:text-style-name="P80"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80"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80"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80"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80" svg:width="0.378cm" svg:height="0cm" svg:x="0.074cm" svg:y="9.074cm" svg:viewBox="0 0 379 0" draw:points="0,0 231,0 379,0"><text:p/></draw:polyline><draw:polyline text:anchor-type="paragraph" draw:z-index="31" draw:name="Línea poligonal con 4 vértices 5" draw:style-name="gr2" draw:text-style-name="P80"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80"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80"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80" svg:width="2.842cm" svg:height="0.322cm" draw:transform="rotate (-0.106814150222054) translate (0.388929716550669cm 9.71367136723467cm)" svg:viewBox="0 0 2843 323" svg:d="M0 323c191-21 394 5 575-62 217-80 432-91 652-122 212-29 427-45 642-68 192-21 383-41 576-62l231-7 167-2"><text:p/></draw:path><draw:path text:anchor-type="paragraph" draw:z-index="35" draw:name="Curva de Bézier 8" draw:style-name="gr2" draw:text-style-name="P80"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80"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80"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80"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79"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79"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1916378233" text:style-name="L14">
        <text:list-item>
          <text:p text:style-name="P73">Pares trenzados non apantallados (UTP)<text:span text:style-name="T5">: Máis simples e flexibles, pero moi sensibles a interferencias. O UTP de categoria 5 está recubierto dunha malla de teflón</text:span></text:p>
        </text:list-item>
        <text:list-item>
          <text:p text:style-name="P73">Pares trenzados apantallados individualmente (STP)<text:span text:style-name="T5">: iguais que os anteriores, pero rodeados por unha malla conductora, que se conecta as diferentes tomas de terra dos equipos. Gran inmunidad do ruido.</text:span></text:p>
        </text:list-item>
        <text:list-item>
          <text:p text:style-name="P73">Pares trenzados apantallados individualmente con malla global (S/STP)<text:span text:style-name="T5">: iguais cos anteriores, pero añadindo unha pantalla global a todos os cables. Maior inmunidade ao ruido</text:span></text:p>
        </text:list-item>
        <text:list-item>
          <text:p text:style-name="P73">Pares trenzados totalmente apantallados (FTP)<text:span text:style-name="T5">:</text:span></text:p>
        </text:list-item>
      </text:list>
      <text:p text:style-name="P23"/>
      <text:p text:style-name="P26"><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26"><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xml:id="list23324397" text:style-name="L15">
        <text:list-item>
          <text:p text:style-name="P75">Manter o trenzado dos pares máis próximo ao punto do encaixe co conector</text:p>
        </text:list-item>
        <text:list-item>
          <text:p text:style-name="P75">Eliminar o fragmento de pantalla protectora do cable que sea necesario para realizar a conexión</text:p>
        </text:list-item>
        <text:list-item>
          <text:p text:style-name="P75">Non realizar empalmes dos cables</text:p>
        </text:list-item>
        <text:list-item>
          <text:p text:style-name="P75">Deixar lonxitude suficiente para o cable de forma que non se encuentre forzado e tire do conector</text:p>
        </text:list-item>
      </text:list>
      <text:p text:style-name="P27"/>
      <text:h text:style-name="P51"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29"/>
      <text:p text:style-name="P29"/>
      <text:h text:style-name="P51" text:outline-level="3"><text:tab/><text:span text:style-name="T24">6.4 Fibra </text:span><text:span text:style-name="T28">óptica</text:span></text:h>
      <text:p text:style-name="P37"/>
      <text:p text:style-name="P37"/>
      <text:p text:style-name="P44"><text:span text:style-name="T35">(crimpado)</text:span><text:span text:style-name="T34"><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37"/>
      <text:p text:style-name="P37"/>
      <text:p text:style-name="P37"/>
      <text:h text:style-name="P51" text:outline-level="3" text:is-list-header="true"><text:soft-page-break/><text:tab/><text:span text:style-name="T26">6.5 Medios inal</text:span><text:span text:style-name="T30">ámbricos</text:span></text:h>
      <text:p text:style-name="Text_20_body"><text:span text:style-name="T31"><text:tab/></text:span><text:span text:style-name="T46">A comunicacion inalámbrica consiste no envío e recepcion de electrones(o fotones) que circulan polo aire. Estas partículas viaxan en forma de ondas electromagnéticas. Depende da frecuencia existen diferentes tipos de enlaces inalámbricos.</text:span></text:p>
      <text:h text:style-name="P53" text:outline-level="4"><text:tab/><text:tab/><text:span text:style-name="T38">6.5.1 Ondas de radio</text:span></text:h>
      <text:p text:style-name="P18"><text:tab/><text:span text:style-name="T38">Faciles de generar, poden recorrer largas distancias, penetran nos edificios e viaxan en todalas direccións dende a fonte emisora. </text:span><text:span text:style-name="T39">Cando cubren longas distancias, precisase realizar un control estricto para que as diferentes transmisións non interfieran entre sí.</text:span></text:p>
      <text:p text:style-name="P18"/>
      <text:h text:style-name="P53" text:outline-level="4"><text:tab/><text:tab/><text:span text:style-name="T40">6.5.2 Microondas</text:span></text:h>
      <text:p text:style-name="P22">(saber diferencialas das outras e a importancia que ten)</text:p>
      <text:p text:style-name="P18"><text:tab/><text:span text:style-name="T40">Permite as transmisións tanto terrestres como con satélites. </text:span><text:span text:style-name="T41">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41">n</text:span>s por satélites <text:span text:style-name="T41">existe un pequeno retardo de aproximadamente 0,3 segundos en chegar e voltar. </text:span></text:p>
      <text:p text:style-name="P18"><text:tab/><text:span text:style-name="T41">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2">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4"/>
      <text:p text:style-name="P34"><text:soft-page-break/></text:p>
      <text:h text:style-name="P53" text:outline-level="4"><text:tab/><text:tab/><text:span text:style-name="T43">6.5.3 Ondas infravermellas</text:span></text:h>
      <text:p text:style-name="P18"><text:span text:style-name="T43">(en desuso, único uso os mandos de television…) </text:span><text:span text:style-name="T44">Controis unidireccionais. Son perturbadas polos raios solares.</text:span></text:p>
      <text:h text:style-name="P52" text:outline-level="3"><text:span text:style-name="T37"><text:tab/>6.6 Comparativa dos medios de transmisi</text:span><text:span text:style-name="T29">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2">Característica</text:p>
          </table:table-cell>
          <table:table-cell table:style-name="Tabla1.A1" table:number-columns-spanned="2" office:value-type="string">
            <text:p text:style-name="P42">Cable coaxial</text:p>
          </table:table-cell>
          <table:covered-table-cell/>
          <table:table-cell table:style-name="Tabla1.A1" table:number-columns-spanned="2" office:value-type="string">
            <text:p text:style-name="P43">Cable de pares trenzados</text:p>
          </table:table-cell>
          <table:covered-table-cell/>
          <table:table-cell table:style-name="Tabla1.F1" table:number-rows-spanned="2" office:value-type="string">
            <text:p text:style-name="P42">Fibra Optica</text:p>
          </table:table-cell>
        </table:table-row>
        <table:table-row table:style-name="Tabla1.1">
          <table:covered-table-cell table:style-name="Tabla1.A2"/>
          <table:table-cell table:style-name="Tabla1.B2" office:value-type="string">
            <text:p text:style-name="P43">Groso</text:p>
          </table:table-cell>
          <table:table-cell table:style-name="Tabla1.B2" office:value-type="string">
            <text:p text:style-name="P43">Delgado</text:p>
          </table:table-cell>
          <table:table-cell table:style-name="Tabla1.B2" office:value-type="string">
            <text:p text:style-name="P43">UTP</text:p>
          </table:table-cell>
          <table:table-cell table:style-name="Tabla1.B2" office:value-type="string">
            <text:p text:style-name="P43">STP/FTP</text:p>
          </table:table-cell>
          <table:covered-table-cell table:style-name="Tabla1.F2"/>
        </table:table-row>
        <table:table-row table:style-name="Tabla1.1">
          <table:table-cell table:style-name="Tabla1.A3" office:value-type="string">
            <text:p text:style-name="P41">Velocidade de transmision</text:p>
          </table:table-cell>
          <table:table-cell table:style-name="Tabla1.A3" office:value-type="string">
            <text:p text:style-name="P40">1 Gbps</text:p>
          </table:table-cell>
          <table:table-cell table:style-name="Tabla1.A3" office:value-type="string">
            <text:p text:style-name="P40">10 Mbps</text:p>
          </table:table-cell>
          <table:table-cell table:style-name="Tabla1.A3" office:value-type="string">
            <text:p text:style-name="P40">100 Mbps</text:p>
          </table:table-cell>
          <table:table-cell table:style-name="Tabla1.A3" office:value-type="string">
            <text:p text:style-name="P40">10 Gbps</text:p>
          </table:table-cell>
          <table:table-cell table:style-name="Tabla1.F3" office:value-type="string">
            <text:p text:style-name="P39"><text:s/>&gt;<text:span text:style-name="T37">10 Gbps</text:span></text:p>
          </table:table-cell>
        </table:table-row>
        <table:table-row table:style-name="Tabla1.1">
          <table:table-cell table:style-name="Tabla1.A4" office:value-type="string">
            <text:p text:style-name="P41">Lonxitude máxima segmento</text:p>
          </table:table-cell>
          <table:table-cell table:style-name="Tabla1.B4" office:value-type="string">
            <text:p text:style-name="P40">500 m</text:p>
          </table:table-cell>
          <table:table-cell table:style-name="Tabla1.C4" office:value-type="string">
            <text:p text:style-name="P40">200 m</text:p>
          </table:table-cell>
          <table:table-cell table:style-name="Tabla1.D4" office:value-type="string">
            <text:p text:style-name="P40">100 m</text:p>
          </table:table-cell>
          <table:table-cell table:style-name="Tabla1.E4" office:value-type="string">
            <text:p text:style-name="P40">100 m</text:p>
          </table:table-cell>
          <table:table-cell table:style-name="Tabla1.F4" office:value-type="string">
            <text:p text:style-name="P40">&gt;3Km</text:p>
          </table:table-cell>
        </table:table-row>
        <table:table-row table:style-name="Tabla1.1">
          <table:table-cell table:style-name="Tabla1.A3" office:value-type="string">
            <text:p text:style-name="P41">Inmunidade frente a interferencias</text:p>
          </table:table-cell>
          <table:table-cell table:style-name="Tabla1.A3" office:value-type="string">
            <text:p text:style-name="P40">Máxima</text:p>
          </table:table-cell>
          <table:table-cell table:style-name="Tabla1.A3" office:value-type="string">
            <text:p text:style-name="P40">Boa</text:p>
          </table:table-cell>
          <table:table-cell table:style-name="Tabla1.A3" office:value-type="string">
            <text:p text:style-name="P40">Mínima</text:p>
          </table:table-cell>
          <table:table-cell table:style-name="Tabla1.A3" office:value-type="string">
            <text:p text:style-name="P40">Boa</text:p>
          </table:table-cell>
          <table:table-cell table:style-name="Tabla1.F3" office:value-type="string">
            <text:p text:style-name="P39"/>
          </table:table-cell>
        </table:table-row>
        <table:table-row table:style-name="Tabla1.1">
          <table:table-cell table:style-name="Tabla1.A4" office:value-type="string">
            <text:p text:style-name="P41">Conectores usados</text:p>
          </table:table-cell>
          <table:table-cell table:style-name="Tabla1.B4" office:value-type="string">
            <text:p text:style-name="P40">Transceptor</text:p>
          </table:table-cell>
          <table:table-cell table:style-name="Tabla1.C6" office:value-type="string">
            <text:p text:style-name="P40">BNC</text:p>
          </table:table-cell>
          <table:table-cell table:style-name="Tabla1.D4" office:value-type="string">
            <text:p text:style-name="P40">RJ-45</text:p>
          </table:table-cell>
          <table:table-cell table:style-name="Tabla1.E4" office:value-type="string">
            <text:p text:style-name="P40">RJ-45</text:p>
          </table:table-cell>
          <table:table-cell table:style-name="Tabla1.F6" office:value-type="string">
            <text:p text:style-name="P40">Fusións, </text:p>
          </table:table-cell>
        </table:table-row>
        <table:table-row table:style-name="Tabla1.1">
          <table:table-cell table:style-name="Tabla1.A3" office:value-type="string">
            <text:p text:style-name="P41">Flexibilidade física</text:p>
          </table:table-cell>
          <table:table-cell table:style-name="Tabla1.A3" office:value-type="string">
            <text:p text:style-name="P40">Ningunha</text:p>
          </table:table-cell>
          <table:table-cell table:style-name="Tabla1.A3" office:value-type="string">
            <text:p text:style-name="P40">Media</text:p>
          </table:table-cell>
          <table:table-cell table:style-name="Tabla1.A3" office:value-type="string">
            <text:p text:style-name="P40">Máxima</text:p>
          </table:table-cell>
          <table:table-cell table:style-name="Tabla1.A3" office:value-type="string">
            <text:p text:style-name="P40">Media</text:p>
          </table:table-cell>
          <table:table-cell table:style-name="Tabla1.F3" office:value-type="string">
            <text:p text:style-name="P38">Baixa/ningunha</text:p>
          </table:table-cell>
        </table:table-row>
        <table:table-row table:style-name="Tabla1.1">
          <table:table-cell table:style-name="Tabla1.A4" office:value-type="string">
            <text:p text:style-name="P41">Dificultade da instalación</text:p>
          </table:table-cell>
          <table:table-cell table:style-name="Tabla1.B4" office:value-type="string">
            <text:p text:style-name="P40">Alta</text:p>
          </table:table-cell>
          <table:table-cell table:style-name="Tabla1.C8" office:value-type="string">
            <text:p text:style-name="P40">Baixa</text:p>
          </table:table-cell>
          <table:table-cell table:style-name="Tabla1.D4" office:value-type="string">
            <text:p text:style-name="P40">Media</text:p>
          </table:table-cell>
          <table:table-cell table:style-name="Tabla1.E4" office:value-type="string">
            <text:p text:style-name="P40">Alta</text:p>
          </table:table-cell>
          <table:table-cell table:style-name="Tabla1.F8" office:value-type="string">
            <text:p text:style-name="P38">alta</text:p>
          </table:table-cell>
        </table:table-row>
        <table:table-row table:style-name="Tabla1.1">
          <table:table-cell table:style-name="Tabla1.A3" office:value-type="string">
            <text:p text:style-name="P41">Custe</text:p>
          </table:table-cell>
          <table:table-cell table:style-name="Tabla1.A3" office:value-type="string">
            <text:p text:style-name="P40">Alto</text:p>
          </table:table-cell>
          <table:table-cell table:style-name="Tabla1.A3" office:value-type="string">
            <text:p text:style-name="P40">Baixo</text:p>
          </table:table-cell>
          <table:table-cell table:style-name="Tabla1.A3" office:value-type="string">
            <text:p text:style-name="P40">Moi baixo</text:p>
          </table:table-cell>
          <table:table-cell table:style-name="Tabla1.A3" office:value-type="string">
            <text:p text:style-name="P40">Baixo</text:p>
          </table:table-cell>
          <table:table-cell table:style-name="Tabla1.F3" office:value-type="string">
            <text:p text:style-name="P38">Medio</text:p>
          </table:table-cell>
        </table:table-row>
      </table:table>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10T13:58:19.203863563</dc:date>
    <meta:editing-duration>PT4H26M12S</meta:editing-duration>
    <meta:editing-cycles>15</meta:editing-cycles>
    <meta:generator>LibreOffice/7.3.7.2$Linux_X86_64 LibreOffice_project/30$Build-2</meta:generator>
    <meta:document-statistic meta:table-count="1" meta:image-count="19" meta:object-count="0" meta:page-count="14" meta:paragraph-count="186" meta:word-count="2502" meta:character-count="15740" meta:non-whitespace-character-count="13409"/>
  </office:meta>
</office:document-meta>
</file>